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4"/>
        <table:table-row table:style-name="ro1">
          <table:table-cell table:style-name="ce1" office:value-type="string" calcext:value-type="string">
            <text:p>group_id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website_id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firebear,studio,fire,bear</text:p>
          </table:table-cell>
          <table:table-cell table:style-name="ce1" table:number-columns-repeated="2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import,export,magento2</text:p>
          </table:table-cell>
          <table:table-cell table:style-name="ce1" table:number-columns-repeated="2" office:value-type="string" calcext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7-12T08:53:18+00:00</meta:creation-date>
    <dc:date>2019-07-12T08:53:18+00:00</dc:date>
  </office:meta>
</office:document-meta>
</file>